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6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office:value-type="date" office:date-value="2018-12-17" calcext:value-type="date">
            <text:p>12/17/18</text:p>
          </table:table-cell>
          <table:table-cell table:style-name="ce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office:value-type="date" office:date-value="2018-12-18" calcext:value-type="date">
            <text:p>12/18/18</text:p>
          </table:table-cell>
          <table:table-cell table:style-name="ce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office:value-type="date" office:date-value="2018-12-19" calcext:value-type="date">
            <text:p>12/19/18</text:p>
          </table:table-cell>
          <table:table-cell table:style-name="ce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table:style-name="ce2"/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 office:value-type="date" office:date-value="2019-01-16" calcext:value-type="date">
            <text:p>01/16/19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 office:value-type="date" office:date-value="2019-01-20" calcext:value-type="date">
            <text:p>01/20/19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 office:value-type="date" office:date-value="2019-02-06" calcext:value-type="date">
            <text:p>02/06/19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porting</text:p>
          </table:table-cell>
          <table:table-cell office:value-type="date" office:date-value="2019-01-28" calcext:value-type="date">
            <text:p>01/28/1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2-07T07:37:05.414000000</dc:date>
    <dc:creator>George Self</dc:creator>
    <meta:editing-duration>PT11M26S</meta:editing-duration>
    <meta:editing-cycles>3</meta:editing-cycles>
    <meta:generator>LibreOffice/6.1.4.2$Windows_X86_64 LibreOffice_project/9d0f32d1f0b509096fd65e0d4bec26ddd1938fd3</meta:generator>
    <meta:document-statistic meta:table-count="1" meta:cell-count="61" meta:object-count="0"/>
  </office:meta>
</office:document-meta>
</file>